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62cm" fo:min-width="15.756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rect draw:style-name="gr1" draw:text-style-name="P1" draw:layer="layout" svg:width="17cm" svg:height="12cm" svg:x="11cm" svg:y="3cm">
            <text:p/>
          </draw:rect>
          <draw:frame draw:style-name="gr2" draw:text-style-name="P3" draw:layer="layout" svg:width="16.256cm" svg:height="11.645cm" svg:x="11.5cm" svg:y="3.488cm">
            <draw:text-box>
              <text:p text:style-name="P2"><text:span text:style-name="T1">#include&lt;stdio.h&gt;</text:span></text:p>
              <text:p text:style-name="P2"><text:span text:style-name="T1"/></text:p>
              <text:p text:style-name="P2"><text:span text:style-name="T1">int main(){</text:span></text:p>
              <text:p text:style-name="P2"><text:span text:style-name="T1"><text:tab/></text:span></text:p>
              <text:p text:style-name="P2"><text:span text:style-name="T1"><text:tab/></text:span><text:span text:style-name="T1">char halo[] = “Hello!”;</text:span></text:p>
              <text:p text:style-name="P2"><text:span text:style-name="T1"><text:tab/></text:span><text:span text:style-name="T1">printf(“%s\n”,halo);</text:span></text:p>
              <text:p text:style-name="P2"><text:span text:style-name="T1"/></text:p>
              <text:p text:style-name="P2"><text:span text:style-name="T1"><text:tab/></text:span><text:span text:style-name="T1">return 0;</text:span></text:p>
              <text:p text:style-name="P2"><text:span text:style-name="T1">}</text:span></text:p>
            </draw:text-box>
          </draw:frame>
        </draw:g>
        <draw:g>
          <draw:rect draw:style-name="gr3" draw:text-style-name="P4" draw:id="id19" draw:layer="layout" svg:width="3cm" svg:height="1cm" svg:x="16cm" svg:y="17.5cm">
            <text:p text:style-name="P4">SOURCE</text:p>
          </draw:rect>
          <draw:rect draw:style-name="gr3" draw:text-style-name="P4" draw:id="id1" draw:layer="layout" svg:width="3cm" svg:height="1cm" svg:x="16cm" svg:y="19.5cm">
            <text:p text:style-name="P4">FUNC</text:p>
          </draw:rect>
          <draw:rect draw:style-name="gr3" draw:text-style-name="P4" draw:id="id24" draw:layer="layout" svg:width="2.5cm" svg:height="1cm" svg:x="2cm" svg:y="26cm">
            <text:p text:style-name="P4">int</text:p>
          </draw:rect>
          <draw:rect draw:style-name="gr3" draw:text-style-name="P4" draw:id="id3" draw:layer="layout" svg:width="3cm" svg:height="1cm" svg:x="25.5cm" svg:y="22.5cm">
            <text:p text:style-name="P4">BLOCK</text:p>
          </draw:rect>
          <draw:rect draw:style-name="gr3" draw:text-style-name="P4" draw:id="id15" draw:layer="layout" svg:width="2.5cm" svg:height="1cm" svg:x="5.5cm" svg:y="23.5cm">
            <text:p text:style-name="P4">main</text:p>
          </draw:rect>
          <draw:rect draw:style-name="gr3" draw:text-style-name="P4" draw:id="id16" draw:layer="layout" svg:width="4.5cm" svg:height="1cm" svg:x="9.5cm" svg:y="23.5cm">
            <text:p text:style-name="P4">ARGUMENTS</text:p>
          </draw:rect>
          <draw:rect draw:style-name="gr3" draw:text-style-name="P4" draw:id="id17" draw:layer="layout" svg:width="3.5cm" svg:height="1cm" svg:x="10cm" svg:y="26cm">
            <text:p text:style-name="P4">NONE</text:p>
          </draw:rect>
          <draw:rect draw:style-name="gr3" draw:text-style-name="P4" draw:id="id4" draw:layer="layout" svg:width="5.5cm" svg:height="1cm" svg:x="15.5cm" svg:y="25cm">
            <text:p text:style-name="P4">DECLARATION</text:p>
          </draw:rect>
          <draw:rect draw:style-name="gr3" draw:text-style-name="P4" draw:id="id5" draw:layer="layout" svg:width="4cm" svg:height="1cm" svg:x="29.5cm" svg:y="25cm">
            <text:p text:style-name="P4">STATEMENT</text:p>
          </draw:rect>
          <draw:rect draw:style-name="gr3" draw:text-style-name="P4" draw:id="id6" draw:layer="layout" svg:width="4.5cm" svg:height="1cm" svg:x="26.5cm" svg:y="27.5cm">
            <text:p text:style-name="P4">EXPRESSION</text:p>
          </draw:rect>
          <draw:rect draw:style-name="gr3" draw:text-style-name="P4" draw:id="id18" draw:layer="layout" svg:width="5.5cm" svg:height="1cm" svg:x="17.5cm" svg:y="27.5cm">
            <text:p text:style-name="P4">DECLARATOR</text:p>
          </draw:rect>
          <draw:rect draw:style-name="gr3" draw:text-style-name="P4" draw:id="id8" draw:layer="layout" svg:width="4.5cm" svg:height="1cm" svg:x="18cm" svg:y="30cm">
            <text:p text:style-name="P4">ASSIGNMENT</text:p>
          </draw:rect>
          <draw:rect draw:style-name="gr3" draw:text-style-name="P4" draw:id="id7" draw:layer="layout" svg:width="2.5cm" svg:height="1cm" svg:x="35.5cm" svg:y="27.5cm">
            <text:p text:style-name="P4">return</text:p>
          </draw:rect>
          <draw:rect draw:style-name="gr3" draw:text-style-name="P4" draw:id="id22" draw:layer="layout" svg:width="4.5cm" svg:height="1cm" svg:x="34.5cm" svg:y="30cm">
            <text:p text:style-name="P4">EXPRESSION</text:p>
          </draw:rect>
          <draw:rect draw:style-name="gr3" draw:text-style-name="P4" draw:id="id28" draw:layer="layout" svg:width="2.5cm" svg:height="1cm" svg:x="35.5cm" svg:y="35cm">
            <text:p text:style-name="P4">0</text:p>
          </draw:rect>
          <draw:rect draw:style-name="gr3" draw:text-style-name="P4" draw:id="id26" draw:layer="layout" svg:width="2.5cm" svg:height="1cm" svg:x="25.5cm" svg:y="30cm">
            <text:p text:style-name="P4">printf</text:p>
          </draw:rect>
          <draw:rect draw:style-name="gr3" draw:text-style-name="P4" draw:id="id13" draw:layer="layout" svg:width="4.5cm" svg:height="1cm" svg:x="29cm" svg:y="30cm">
            <text:p text:style-name="P4">ARGUMENTS</text:p>
          </draw:rect>
          <draw:rect draw:style-name="gr3" draw:text-style-name="P4" draw:id="id9" draw:layer="layout" svg:width="5cm" svg:height="1cm" svg:x="14cm" svg:y="32.5cm">
            <text:p text:style-name="P4">LASSIGNMENT</text:p>
          </draw:rect>
          <draw:rect draw:style-name="gr3" draw:text-style-name="P4" draw:id="id10" draw:layer="layout" svg:width="5cm" svg:height="1cm" svg:x="21cm" svg:y="32.5cm">
            <text:p text:style-name="P4">RASSIGNMENT</text:p>
          </draw:rect>
          <draw:rect draw:style-name="gr3" draw:text-style-name="P4" draw:id="id29" draw:layer="layout" svg:width="4cm" svg:height="1cm" svg:x="21.5cm" svg:y="37cm">
            <text:p text:style-name="P4">“Hello!”</text:p>
          </draw:rect>
          <draw:rect draw:style-name="gr3" draw:text-style-name="P4" draw:id="id12" draw:layer="layout" svg:width="2.5cm" svg:height="1cm" svg:x="17cm" svg:y="35cm">
            <text:p text:style-name="P4">ARRAY</text:p>
          </draw:rect>
          <draw:rect draw:style-name="gr3" draw:text-style-name="P4" draw:id="id11" draw:layer="layout" svg:width="2.5cm" svg:height="1cm" svg:x="13.5cm" svg:y="35cm">
            <text:p text:style-name="P4">halo</text:p>
          </draw:rect>
          <draw:rect draw:style-name="gr3" draw:text-style-name="P4" draw:id="id14" draw:layer="layout" svg:width="2.5cm" svg:height="1cm" svg:x="31.5cm" svg:y="32.5cm">
            <text:p text:style-name="P4">halo</text:p>
          </draw:rect>
          <draw:rect draw:style-name="gr3" draw:text-style-name="P4" draw:id="id27" draw:layer="layout" svg:width="3cm" svg:height="1cm" svg:x="27.5cm" svg:y="35cm">
            <text:p text:style-name="P4">“%s\n”</text:p>
          </draw:rect>
          <draw:rect draw:style-name="gr3" draw:text-style-name="P4" draw:id="id21" draw:layer="layout" svg:width="2.5cm" svg:height="1cm" svg:x="17cm" svg:y="37cm">
            <text:p text:style-name="P4">NONE</text:p>
          </draw:rect>
          <draw:connector draw:style-name="gr4" draw:text-style-name="P1" draw:layer="layout" draw:type="lines" draw:line-skew="0cm -2cm" svg:x1="17.5cm" svg:y1="20.5cm" svg:x2="3.25cm" svg:y2="23.5cm" draw:start-shape="id1" draw:start-glue-point="2" draw:end-shape="id2" draw:end-glue-point="0" svg:d="m17500 20500v500h-14250v2500">
            <text:p/>
          </draw:connector>
          <draw:connector draw:style-name="gr4" draw:text-style-name="P1" draw:layer="layout" draw:type="lines" draw:line-skew="0cm -1cm" svg:x1="17.5cm" svg:y1="20.5cm" svg:x2="27cm" svg:y2="22.5cm" draw:start-shape="id1" draw:start-glue-point="2" draw:end-shape="id3" draw:end-glue-point="0" svg:d="m17500 20500v500h9500v1500">
            <text:p/>
          </draw:connector>
          <draw:connector draw:style-name="gr4" draw:text-style-name="P1" draw:layer="layout" draw:type="lines" draw:line-skew="0cm -0.5cm" svg:x1="27cm" svg:y1="23.5cm" svg:x2="18.25cm" svg:y2="25cm" draw:start-shape="id3" draw:start-glue-point="2" draw:end-shape="id4" draw:end-glue-point="0" svg:d="m27000 23500v500h-8750v1000">
            <text:p/>
          </draw:connector>
          <draw:connector draw:style-name="gr4" draw:text-style-name="P1" draw:layer="layout" draw:type="lines" draw:line-skew="0cm -0.5cm" svg:x1="27cm" svg:y1="23.5cm" svg:x2="31.5cm" svg:y2="25cm" draw:start-shape="id3" draw:start-glue-point="2" draw:end-shape="id5" draw:end-glue-point="0" svg:d="m27000 23500v500h4500v1000">
            <text:p/>
          </draw:connector>
          <draw:connector draw:style-name="gr4" draw:text-style-name="P1" draw:layer="layout" draw:type="lines" draw:line-skew="0cm -0.5cm" svg:x1="31.5cm" svg:y1="26cm" svg:x2="28.75cm" svg:y2="27.5cm" draw:start-shape="id5" draw:start-glue-point="2" draw:end-shape="id6" draw:end-glue-point="0" svg:d="m31500 26000v500h-2750v1000">
            <text:p/>
          </draw:connector>
          <draw:connector draw:style-name="gr4" draw:text-style-name="P1" draw:layer="layout" draw:type="lines" draw:line-skew="0cm -0.5cm" svg:x1="31.5cm" svg:y1="26cm" svg:x2="36.75cm" svg:y2="27.5cm" draw:start-shape="id5" draw:start-glue-point="2" draw:end-shape="id7" draw:end-glue-point="0" svg:d="m31500 26000v500h5250v1000">
            <text:p/>
          </draw:connector>
          <draw:connector draw:style-name="gr4" draw:text-style-name="P1" draw:layer="layout" draw:type="lines" draw:line-skew="0cm -0.5cm" svg:x1="20.25cm" svg:y1="31cm" svg:x2="16.5cm" svg:y2="32.5cm" draw:start-shape="id8" draw:start-glue-point="2" draw:end-shape="id9" draw:end-glue-point="0" svg:d="m20250 31000v500h-3750v1000">
            <text:p/>
          </draw:connector>
          <draw:connector draw:style-name="gr4" draw:text-style-name="P1" draw:layer="layout" draw:type="lines" draw:line-skew="0cm -0.5cm" svg:x1="20.25cm" svg:y1="31cm" svg:x2="23.5cm" svg:y2="32.5cm" draw:start-shape="id8" draw:start-glue-point="2" draw:end-shape="id10" draw:end-glue-point="0" svg:d="m20250 31000v500h3250v1000">
            <text:p/>
          </draw:connector>
          <draw:connector draw:style-name="gr4" draw:text-style-name="P1" draw:layer="layout" draw:type="lines" draw:line-skew="0cm -0.5cm" svg:x1="16.5cm" svg:y1="33.5cm" svg:x2="14.75cm" svg:y2="35cm" draw:start-shape="id9" draw:start-glue-point="2" draw:end-shape="id11" draw:end-glue-point="0" svg:d="m16500 33500v500h-1750v1000">
            <text:p/>
          </draw:connector>
          <draw:connector draw:style-name="gr4" draw:text-style-name="P1" draw:layer="layout" draw:type="lines" draw:line-skew="0cm -0.5cm" svg:x1="16.5cm" svg:y1="33.5cm" svg:x2="18.25cm" svg:y2="35cm" draw:start-shape="id9" draw:start-glue-point="2" draw:end-shape="id12" draw:end-glue-point="0" svg:d="m16500 33500v500h1750v1000">
            <text:p/>
          </draw:connector>
          <draw:connector draw:style-name="gr4" draw:text-style-name="P1" draw:layer="layout" draw:type="lines" draw:line-skew="0cm -0.5cm" svg:x1="31.25cm" svg:y1="31cm" svg:x2="32.75cm" svg:y2="32.5cm" draw:start-shape="id13" draw:start-glue-point="2" draw:end-shape="id14" draw:end-glue-point="0" svg:d="m31250 31000v500h1500v1000">
            <text:p/>
          </draw:connector>
          <draw:connector draw:style-name="gr4" draw:text-style-name="P1" draw:layer="layout" draw:type="lines" draw:line-skew="0cm -2cm" svg:x1="17.5cm" svg:y1="20.5cm" svg:x2="6.75cm" svg:y2="23.5cm" draw:start-shape="id1" draw:start-glue-point="2" draw:end-shape="id15" draw:end-glue-point="0" svg:d="m17500 20500v500h-10750v2500">
            <text:p/>
          </draw:connector>
          <draw:connector draw:style-name="gr4" draw:text-style-name="P1" draw:layer="layout" draw:type="lines" draw:line-skew="0cm -2cm" svg:x1="17.5cm" svg:y1="20.5cm" svg:x2="11.75cm" svg:y2="23.5cm" draw:start-shape="id1" draw:start-glue-point="2" draw:end-shape="id16" draw:end-glue-point="0" svg:d="m17500 20500v500h-5750v2500">
            <text:p/>
          </draw:connector>
          <draw:connector draw:style-name="gr4" draw:text-style-name="P1" draw:layer="layout" draw:type="line" svg:x1="11.75cm" svg:y1="24.5cm" svg:x2="11.75cm" svg:y2="26cm" draw:start-shape="id16" draw:start-glue-point="2" draw:end-shape="id17" draw:end-glue-point="0" svg:d="m11750 24500v1500">
            <text:p/>
          </draw:connector>
          <draw:connector draw:style-name="gr4" draw:text-style-name="P1" draw:layer="layout" draw:type="line" svg:x1="20.25cm" svg:y1="28.5cm" svg:x2="20.25cm" svg:y2="30cm" draw:start-shape="id18" draw:start-glue-point="2" draw:end-shape="id8" draw:end-glue-point="0" svg:d="m20250 28500v1500">
            <text:p/>
          </draw:connector>
          <draw:connector draw:style-name="gr4" draw:text-style-name="P1" draw:layer="layout" draw:type="line" svg:x1="17.5cm" svg:y1="18.5cm" svg:x2="17.5cm" svg:y2="19.5cm" draw:start-shape="id19" draw:start-glue-point="2" draw:end-shape="id1" draw:end-glue-point="0" svg:d="m17500 18500v1000">
            <text:p/>
          </draw:connector>
          <draw:connector draw:style-name="gr4" draw:text-style-name="P1" draw:layer="layout" draw:type="line" svg:x1="23.5cm" svg:y1="33.5cm" svg:x2="23.5cm" svg:y2="35cm" draw:start-shape="id10" draw:start-glue-point="2" draw:end-shape="id20" draw:end-glue-point="0" svg:d="m23500 33500v1500">
            <text:p/>
          </draw:connector>
          <draw:connector draw:style-name="gr4" draw:text-style-name="P1" draw:layer="layout" draw:type="line" svg:x1="18.25cm" svg:y1="36cm" svg:x2="18.25cm" svg:y2="37cm" draw:start-shape="id12" draw:start-glue-point="2" draw:end-shape="id21" draw:end-glue-point="0" svg:d="m18250 36000v1000">
            <text:p/>
          </draw:connector>
          <draw:connector draw:style-name="gr4" draw:text-style-name="P1" draw:layer="layout" draw:type="line" svg:x1="36.75cm" svg:y1="28.5cm" svg:x2="36.75cm" svg:y2="30cm" draw:start-shape="id7" draw:start-glue-point="2" draw:end-shape="id22" draw:end-glue-point="0" svg:d="m36750 28500v1500">
            <text:p/>
          </draw:connector>
          <draw:connector draw:style-name="gr4" draw:text-style-name="P1" draw:layer="layout" draw:type="line" svg:x1="36.75cm" svg:y1="31cm" svg:x2="36.75cm" svg:y2="32.5cm" draw:start-shape="id22" draw:start-glue-point="2" draw:end-shape="id23" draw:end-glue-point="0" svg:d="m36750 31000v1500">
            <text:p/>
          </draw:connector>
          <draw:rect draw:style-name="gr3" draw:text-style-name="P4" draw:id="id2" draw:layer="layout" svg:width="2.5cm" svg:height="1cm" svg:x="2cm" svg:y="23.5cm">
            <text:p text:style-name="P4">TYPE</text:p>
          </draw:rect>
          <draw:connector draw:style-name="gr4" draw:text-style-name="P1" draw:layer="layout" draw:type="line" svg:x1="3.25cm" svg:y1="24.5cm" svg:x2="3.25cm" svg:y2="26cm" draw:start-shape="id2" draw:start-glue-point="2" draw:end-shape="id24" draw:end-glue-point="0" svg:d="m3250 24500v1500">
            <text:p/>
          </draw:connector>
          <draw:rect draw:style-name="gr3" draw:text-style-name="P4" draw:id="id25" draw:layer="layout" svg:width="4cm" svg:height="1cm" svg:x="27cm" svg:y="32.5cm">
            <text:p text:style-name="P4">CONSTANT</text:p>
          </draw:rect>
          <draw:connector draw:style-name="gr4" draw:text-style-name="P1" draw:layer="layout" draw:type="lines" draw:line-skew="0cm -0.5cm" svg:x1="31.25cm" svg:y1="31cm" svg:x2="29cm" svg:y2="32.5cm" draw:start-shape="id13" draw:start-glue-point="2" draw:end-shape="id25" draw:end-glue-point="0" svg:d="m31250 31000v500h-2250v1000">
            <text:p/>
          </draw:connector>
          <draw:connector draw:style-name="gr4" draw:text-style-name="P1" draw:layer="layout" draw:type="lines" draw:line-skew="0cm -0.5cm" svg:x1="28.75cm" svg:y1="28.5cm" svg:x2="26.75cm" svg:y2="30cm" draw:start-shape="id6" draw:start-glue-point="2" draw:end-shape="id26" draw:end-glue-point="0" svg:d="m28750 28500v500h-2000v1000">
            <text:p/>
          </draw:connector>
          <draw:connector draw:style-name="gr4" draw:text-style-name="P1" draw:layer="layout" draw:type="lines" draw:line-skew="0cm -0.5cm" svg:x1="28.75cm" svg:y1="28.5cm" svg:x2="31.25cm" svg:y2="30cm" draw:start-shape="id6" draw:start-glue-point="2" draw:end-shape="id13" draw:end-glue-point="0" svg:d="m28750 28500v500h2500v1000">
            <text:p/>
          </draw:connector>
          <draw:connector draw:style-name="gr4" draw:text-style-name="P1" draw:layer="layout" draw:type="line" svg:x1="29cm" svg:y1="33.5cm" svg:x2="29cm" svg:y2="35cm" draw:start-shape="id25" draw:start-glue-point="2" draw:end-shape="id27" draw:end-glue-point="0" svg:d="m29000 33500v1500">
            <text:p/>
          </draw:connector>
          <draw:rect draw:style-name="gr3" draw:text-style-name="P4" draw:id="id23" draw:layer="layout" svg:width="4.5cm" svg:height="1cm" svg:x="34.5cm" svg:y="32.5cm">
            <text:p text:style-name="P4">CONSTANT</text:p>
          </draw:rect>
          <draw:connector draw:style-name="gr4" draw:text-style-name="P1" draw:layer="layout" draw:type="line" svg:x1="36.75cm" svg:y1="33.5cm" svg:x2="36.75cm" svg:y2="35cm" draw:start-shape="id23" draw:start-glue-point="2" draw:end-shape="id28" draw:end-glue-point="0" svg:d="m36750 33500v1500">
            <text:p/>
          </draw:connector>
          <draw:rect draw:style-name="gr3" draw:text-style-name="P4" draw:id="id31" draw:layer="layout" svg:width="2.5cm" svg:height="1cm" svg:x="14cm" svg:y="30cm">
            <text:p text:style-name="P4">char</text:p>
          </draw:rect>
          <draw:rect draw:style-name="gr3" draw:text-style-name="P4" draw:id="id30" draw:layer="layout" svg:width="2.5cm" svg:height="1cm" svg:x="14cm" svg:y="27.5cm">
            <text:p text:style-name="P4">TYPE</text:p>
          </draw:rect>
          <draw:rect draw:style-name="gr3" draw:text-style-name="P4" draw:id="id20" draw:layer="layout" svg:width="4cm" svg:height="1cm" svg:x="21.5cm" svg:y="35cm">
            <text:p text:style-name="P4">CONSTANT</text:p>
          </draw:rect>
          <draw:connector draw:style-name="gr4" draw:text-style-name="P1" draw:layer="layout" draw:type="line" svg:x1="23.5cm" svg:y1="36cm" svg:x2="23.5cm" svg:y2="37cm" draw:start-shape="id20" draw:start-glue-point="2" draw:end-shape="id29" draw:end-glue-point="0" svg:d="m23500 36000v1000">
            <text:p/>
          </draw:connector>
          <draw:connector draw:style-name="gr4" draw:text-style-name="P1" draw:layer="layout" draw:type="line" svg:x1="15.25cm" svg:y1="28.5cm" svg:x2="15.25cm" svg:y2="30cm" draw:start-shape="id30" draw:start-glue-point="2" draw:end-shape="id31" draw:end-glue-point="0" svg:d="m15250 28500v1500">
            <text:p/>
          </draw:connector>
          <draw:connector draw:style-name="gr4" draw:text-style-name="P1" draw:layer="layout" draw:type="lines" draw:line-skew="0cm -0.5cm" svg:x1="18.25cm" svg:y1="26cm" svg:x2="15.25cm" svg:y2="27.5cm" draw:start-shape="id4" draw:start-glue-point="2" draw:end-shape="id30" draw:end-glue-point="0" svg:d="m18250 26000v500h-3000v1000">
            <text:p/>
          </draw:connector>
          <draw:connector draw:style-name="gr4" draw:text-style-name="P1" draw:layer="layout" draw:type="lines" draw:line-skew="0cm -0.5cm" svg:x1="18.25cm" svg:y1="26cm" svg:x2="20.25cm" svg:y2="27.5cm" draw:start-shape="id4" draw:start-glue-point="2" draw:end-shape="id18" draw:end-glue-point="0" svg:d="m18250 26000v500h2000v1000">
            <text:p/>
          </draw:connector>
          <draw:custom-shape draw:style-name="gr5" draw:text-style-name="P1" draw:layer="layout" svg:width="2.5cm" svg:height="1cm" svg:x="12.5cm" svg:y="36.5cm">
            <text:p text:style-name="P1">id=”01”</text:p>
  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" draw:layer="layout" svg:width="2.5cm" svg:height="1cm" svg:x="31.5cm" svg:y="34cm">
            <text:p text:style-name="P1">id=”01”</text:p>
  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style-name="gr1" draw:text-style-name="P1" draw:layer="layout" svg:width="8.5cm" svg:height="5.5cm" svg:x="1.5cm" svg:y="32cm">
            <text:p/>
          </draw:rect>
          <draw:rect draw:style-name="gr1" draw:text-style-name="P1" draw:layer="layout" svg:width="8.5cm" svg:height="4cm" svg:x="1.5cm" svg:y="33.5cm">
            <text:p/>
          </draw:rect>
          <draw:frame draw:style-name="gr6" draw:text-style-name="P5" draw:layer="layout" svg:width="7.53cm" svg:height="1.195cm" svg:x="2cm" svg:y="32.305cm">
            <draw:text-box>
              <text:p><text:span text:style-name="T2">変数名　　　 変数</text:span><text:span text:style-name="T2">ID</text:span></text:p>
            </draw:text-box>
          </draw:frame>
          <draw:frame draw:style-name="gr6" draw:text-style-name="P5" draw:layer="layout" svg:width="5.95cm" svg:height="1.195cm" svg:x="2.55cm" svg:y="33.5cm">
            <draw:text-box>
              <text:p><text:span text:style-name="T2">haro</text:span><text:span text:style-name="T2">　　　　　</text:span><text:span text:style-name="T2">01</text:span></text:p>
            </draw:text-box>
          </draw:frame>
          <draw:line draw:style-name="gr7" draw:text-style-name="P1" draw:layer="layout" svg:x1="5.83cm" svg:y1="31.953cm" svg:x2="5.83cm" svg:y2="37.45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10-01-15T12:57:31.06</dc:date>
    <meta:editing-cycles>14</meta:editing-cycles>
    <meta:editing-duration>PT03H12M36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